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97F1D8658FA69CA6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685cm, 2.114cm, 13.863cm, 3.544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135cm" svg:height="21.499cm" svg:x="0.992cm" svg:y="1.692cm">
          <draw:image xlink:href="Pictures/10000000000005E8000007E097F1D8658FA69CA6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9-29T15:23:14.098367289</dc:date>
    <meta:editing-duration>PT3M43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